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285f02" officeooo:paragraph-rsid="00285f02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14pt" officeooo:rsid="00285f02" officeooo:paragraph-rsid="00285f0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2a2828" officeooo:paragraph-rsid="002a2828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40pt" fo:font-weight="bold" officeooo:rsid="00285f02" officeooo:paragraph-rsid="002b27dc" style:font-size-asian="40pt" style:font-weight-asian="bold" style:font-size-complex="40pt" style:font-weight-complex="bold"/>
    </style:style>
    <style:style style:name="T1" style:family="text">
      <style:text-properties officeooo:rsid="002a2828"/>
    </style:style>
    <style:style style:name="T2" style:family="text">
      <style:text-properties officeooo:rsid="002b27d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4"><text:span text:style-name="T2">Mùa Vọng và</text:span></text:p>
      <text:p text:style-name="P4"><text:span text:style-name="T2">Giáng Sinh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291in" fo:margin-right="1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1-11-27T15:22:35.333000000</dc:date>
    <meta:editing-duration>PT8H35M26S</meta:editing-duration>
    <meta:editing-cycles>31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" meta:word-count="5" meta:character-count="21" meta:non-whitespace-character-count="18"/>
  </office:meta>
</office:document-meta>
</file>